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6.371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PI ROUTES – SG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ON_REQ</text:p>
          </table:table-cell>
          <table:table-cell table:style-name="ce2" office:value-type="string" calcext:value-type="string">
            <text:p>ON_RESP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t_api_ke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get new api key.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d_sms</text:p>
          </table:table-cell>
          <table:table-cell office:value-type="string" calcext:value-type="string">
            <text:p>api_key (as either header 'Authorization' or through GET or POST request), recepients, message <text:s/>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To send a message to single or multiple recepients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t_status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To get status of the message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_statuses</text:p>
          </table:table-cell>
          <table:table-cell office:value-type="string" calcext:value-type="string">
            <text:p>server_key (as header), message_id, array( recepient_id,status, occurred_at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add message statuses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2:26:04.504946884</meta:creation-date>
    <dc:date>2016-11-28T23:12:29.623525997</dc:date>
    <meta:editing-duration>PT15M13S</meta:editing-duration>
    <meta:editing-cycles>2</meta:editing-cycles>
    <meta:generator>LibreOffice/4.2.8.2$Linux_X86_64 LibreOffice_project/420m0$Build-2</meta:generator>
    <meta:document-statistic meta:table-count="1" meta:cell-count="36" meta:object-count="0"/>
  </office:meta>
</office:document-meta>
</file>